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1417d4" officeooo:paragraph-rsid="001417d4" style:font-size-asian="15pt" style:font-size-complex="15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1417d4" officeooo:paragraph-rsid="001417d4" style:font-size-asian="15pt" style:font-size-complex="15pt"/>
    </style:style>
    <style:style style:name="P3" style:family="paragraph" style:parent-style-name="Standard">
      <style:text-properties fo:font-size="12pt" style:text-underline-style="none" officeooo:rsid="001417d4" officeooo:paragraph-rsid="001417d4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ck Operations</text:p>
      <text:p text:style-name="Standard"/>
      <text:p text:style-name="Standard"/>
      <text:p text:style-name="Standard">#include&lt;stdio.h&gt;</text:p>
      <text:p text:style-name="Standard">#include&lt;stdlib.h&gt;</text:p>
      <text:p text:style-name="Standard">#define MAX 50</text:p>
      <text:p text:style-name="Standard">int stack[MAX],top=-1;</text:p>
      <text:p text:style-name="Standard"/>
      <text:p text:style-name="Standard">void push(){</text:p>
      <text:p text:style-name="Standard"><text:s text:c="8"/>int element;</text:p>
      <text:p text:style-name="Standard"><text:s text:c="8"/>if(top==MAX-1){</text:p>
      <text:p text:style-name="Standard"><text:s text:c="16"/>printf("Stack Overflow\n");</text:p>
      <text:p text:style-name="Standard"><text:s text:c="16"/>return;</text:p>
      <text:p text:style-name="Standard"><text:s text:c="8"/>}</text:p>
      <text:p text:style-name="Standard"><text:s text:c="8"/>printf("Enter the element to be pushed:");</text:p>
      <text:p text:style-name="Standard"><text:s text:c="8"/>scanf("%d",&amp;element);</text:p>
      <text:p text:style-name="Standard"><text:s text:c="8"/>top++;</text:p>
      <text:p text:style-name="Standard"><text:s text:c="8"/>stack[top]=element;</text:p>
      <text:p text:style-name="Standard"><text:s text:c="8"/>printf("%d pushed to the stack.\n",element);</text:p>
      <text:p text:style-name="Standard"><text:s text:c="8"/>}</text:p>
      <text:p text:style-name="Standard">void pop(){</text:p>
      <text:p text:style-name="Standard"><text:s text:c="8"/>if(top==-1){</text:p>
      <text:p text:style-name="Standard"><text:s text:c="16"/>printf("Stack Underflow\n");</text:p>
      <text:p text:style-name="Standard"><text:s text:c="16"/>return;</text:p>
      <text:p text:style-name="Standard"><text:s text:c="8"/>}</text:p>
      <text:p text:style-name="Standard"><text:s text:c="8"/>printf("Popped element:%d\n",stack[top]);</text:p>
      <text:p text:style-name="Standard"><text:s text:c="8"/>top--;</text:p>
      <text:p text:style-name="Standard">}</text:p>
      <text:p text:style-name="Standard">void display()</text:p>
      <text:p text:style-name="Standard">{</text:p>
      <text:p text:style-name="Standard"><text:s text:c="8"/>int i;</text:p>
      <text:p text:style-name="Standard"><text:s text:c="8"/>if(top==-1){</text:p>
      <text:p text:style-name="Standard"><text:s text:c="16"/>printf("Stack is empty.");</text:p>
      <text:p text:style-name="Standard"><text:s text:c="16"/>return;</text:p>
      <text:p text:style-name="Standard"><text:s text:c="8"/>}</text:p>
      <text:p text:style-name="Standard"><text:s text:c="8"/>printf("Stack elements are:\n");</text:p>
      <text:p text:style-name="Standard"><text:s text:c="8"/>for(i=top;i&gt;=0;i--)</text:p>
      <text:p text:style-name="Standard"><text:s text:c="8"/>{</text:p>
      <text:p text:style-name="Standard"><text:s text:c="16"/>printf("%d\n",stack[i]);</text:p>
      <text:p text:style-name="Standard"><text:tab/>}</text:p>
      <text:p text:style-name="Standard">}</text:p>
      <text:p text:style-name="Standard">void main()</text:p>
      <text:p text:style-name="Standard">{</text:p>
      <text:p text:style-name="Standard"><text:s text:c="8"/>int ch;</text:p>
      <text:p text:style-name="Standard"><text:s text:c="8"/>while(1){</text:p>
      <text:p text:style-name="Standard"><text:s text:c="16"/>printf("\n Stack Operations");</text:p>
      <text:p text:style-name="Standard"><text:s text:c="16"/>printf("\n 1.PUSH");</text:p>
      <text:p text:style-name="Standard"><text:s text:c="16"/>printf("\n 2.POP");</text:p>
      <text:p text:style-name="Standard"><text:s text:c="16"/>printf("\n 3.DISPLAY");</text:p>
      <text:p text:style-name="Standard"><text:s text:c="16"/>printf("\n 4.EXIT");</text:p>
      <text:p text:style-name="Standard"><text:s text:c="16"/>printf("\n Enter your choice:");</text:p>
      <text:p text:style-name="Standard"><text:s text:c="16"/>scanf("%d",&amp;ch);</text:p>
      <text:p text:style-name="Standard"><text:soft-page-break/></text:p>
      <text:p text:style-name="Standard"><text:s text:c="8"/>switch(ch){</text:p>
      <text:p text:style-name="Standard"><text:s text:c="16"/>case 1:push();</text:p>
      <text:p text:style-name="Standard"><text:s text:c="24"/>break;</text:p>
      <text:p text:style-name="Standard"><text:s text:c="17"/>case 2:pop();</text:p>
      <text:p text:style-name="Standard"><text:s text:c="24"/>break;</text:p>
      <text:p text:style-name="Standard"><text:s text:c="17"/>case 3:display();</text:p>
      <text:p text:style-name="Standard"><text:s text:c="24"/>break;</text:p>
      <text:p text:style-name="Standard"><text:s text:c="16"/>case 4:exit(0);</text:p>
      <text:p text:style-name="Standard"><text:s text:c="16"/>default:</text:p>
      <text:p text:style-name="Standard"><text:s text:c="24"/>printf("\n Invalid choice");</text:p>
      <text:p text:style-name="Standard"><text:s text:c="16"/>}</text:p>
      <text:p text:style-name="Standard"><text:s text:c="16"/>}</text:p>
      <text:p text:style-name="Standard"/>
      <text:p text:style-name="Standard">}</text:p>
      <text:p text:style-name="Standard"/>
      <text:p text:style-name="Standard"/>
      <text:p text:style-name="P1">OUTPUT</text:p>
      <text:p text:style-name="P1"/>
      <text:p text:style-name="P1"/>
      <text:p text:style-name="P3"><text:s/>Stack Operations</text:p>
      <text:p text:style-name="P3"><text:s/>1.PUSH</text:p>
      <text:p text:style-name="P3"><text:s/>2.POP</text:p>
      <text:p text:style-name="P3"><text:s/>3.DISPLAY</text:p>
      <text:p text:style-name="P3"><text:s/>4.EXIT</text:p>
      <text:p text:style-name="P3"><text:s/>Enter your choice:1</text:p>
      <text:p text:style-name="P3">Enter the element to be pushed:23</text:p>
      <text:p text:style-name="P3">23 pushed to the stack.</text:p>
      <text:p text:style-name="P3"/>
      <text:p text:style-name="P3"><text:s/>Stack Operations</text:p>
      <text:p text:style-name="P3"><text:s/>1.PUSH</text:p>
      <text:p text:style-name="P3"><text:s/>2.POP</text:p>
      <text:p text:style-name="P3"><text:s/>3.DISPLAY</text:p>
      <text:p text:style-name="P3"><text:s/>4.EXIT</text:p>
      <text:p text:style-name="P3"><text:s/>Enter your choice:1</text:p>
      <text:p text:style-name="P3">Enter the element to be pushed:56</text:p>
      <text:p text:style-name="P3">56 pushed to the stack.</text:p>
      <text:p text:style-name="P3"/>
      <text:p text:style-name="P3"><text:s/>Stack Operations</text:p>
      <text:p text:style-name="P3"><text:s/>1.PUSH</text:p>
      <text:p text:style-name="P3"><text:s/>2.POP</text:p>
      <text:p text:style-name="P3"><text:s/>3.DISPLAY</text:p>
      <text:p text:style-name="P3"><text:s/>4.EXIT</text:p>
      <text:p text:style-name="P3"><text:s/>Enter your choice:1</text:p>
      <text:p text:style-name="P3">Enter the element to be pushed:78</text:p>
      <text:p text:style-name="P3">78 pushed to the stack.</text:p>
      <text:p text:style-name="P3"/>
      <text:p text:style-name="P3"><text:s/>Stack Operations</text:p>
      <text:p text:style-name="P3"><text:s/>1.PUSH</text:p>
      <text:p text:style-name="P3"><text:s/>2.POP</text:p>
      <text:p text:style-name="P3"><text:s/>3.DISPLAY</text:p>
      <text:p text:style-name="P3"><text:s/>4.EXIT</text:p>
      <text:p text:style-name="P3"><text:soft-page-break/><text:s/>Enter your choice:3</text:p>
      <text:p text:style-name="P3">Stack elements are:</text:p>
      <text:p text:style-name="P3">78</text:p>
      <text:p text:style-name="P3">56</text:p>
      <text:p text:style-name="P3">23</text:p>
      <text:p text:style-name="P3"/>
      <text:p text:style-name="P3"><text:s/>Stack Operations</text:p>
      <text:p text:style-name="P3"><text:s/>1.PUSH</text:p>
      <text:p text:style-name="P3"><text:s/>2.POP</text:p>
      <text:p text:style-name="P3"><text:s/>3.DISPLAY</text:p>
      <text:p text:style-name="P3"><text:s/>4.EXIT</text:p>
      <text:p text:style-name="P3"><text:s/>Enter your choice:2</text:p>
      <text:p text:style-name="P3">Popped element:78</text:p>
      <text:p text:style-name="P3"/>
      <text:p text:style-name="P3"><text:s/>Stack Operations</text:p>
      <text:p text:style-name="P3"><text:s/>1.PUSH</text:p>
      <text:p text:style-name="P3"><text:s/>2.POP</text:p>
      <text:p text:style-name="P3"><text:s/>3.DISPLAY</text:p>
      <text:p text:style-name="P3"><text:s/>4.EXIT</text:p>
      <text:p text:style-name="P3"><text:s/>Enter your choice:3</text:p>
      <text:p text:style-name="P3">Stack elements are:</text:p>
      <text:p text:style-name="P3">56</text:p>
      <text:p text:style-name="P3">23</text:p>
      <text:p text:style-name="P3"/>
      <text:p text:style-name="P3"><text:s/>Stack Operations</text:p>
      <text:p text:style-name="P3"><text:s/>1.PUSH</text:p>
      <text:p text:style-name="P3"><text:s/>2.POP</text:p>
      <text:p text:style-name="P3"><text:s/>3.DISPLAY</text:p>
      <text:p text:style-name="P3"><text:s/>4.EXIT</text:p>
      <text:p text:style-name="P3"><text:s/>Enter your choic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6T10:14:47.411583446</meta:creation-date>
    <dc:date>2024-10-17T09:15:23.732582857</dc:date>
    <meta:editing-duration>PT12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19" meta:word-count="216" meta:character-count="2179" meta:non-whitespace-character-count="1431"/>
  </office:meta>
</office:document-meta>
</file>